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8e27" officeooo:paragraph-rsid="00018e27" style:font-weight-asian="bold" style:font-weight-complex="bold"/>
    </style:style>
    <style:style style:name="P2" style:family="paragraph" style:parent-style-name="Standard">
      <style:text-properties fo:font-weight="bold" officeooo:rsid="00030d81" officeooo:paragraph-rsid="00030d81" style:font-weight-asian="bold" style:font-weight-complex="bold"/>
    </style:style>
    <style:style style:name="P3" style:family="paragraph" style:parent-style-name="Standard">
      <style:text-properties officeooo:paragraph-rsid="00018e27"/>
    </style:style>
    <style:style style:name="P4" style:family="paragraph" style:parent-style-name="Standard">
      <style:text-properties fo:font-weight="normal" officeooo:rsid="00018e27" officeooo:paragraph-rsid="00018e2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18e27" style:font-weight-asian="normal" style:font-weight-complex="normal"/>
    </style:style>
    <style:style style:name="T3" style:family="text">
      <style:text-properties fo:font-weight="normal" officeooo:rsid="00030d81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Collection:</text:p>
      <text:p text:style-name="P1"/>
      <text:p text:style-name="P1"><text:tab/><text:span text:style-name="T1">The following 2 versions of CARLA were used for collecting the dataset.</text:span></text:p>
      <text:p text:style-name="P1"><text:span text:style-name="T1"><text:tab/><text:tab/>CARLA 0.9.10 – Structured Roads</text:span></text:p>
      <text:p text:style-name="P1"><text:span text:style-name="T1"><text:tab/><text:tab/>CARLA 0.9.6 <text:s/>- Unstructured Roads and Terrains</text:span></text:p>
      <text:p text:style-name="P1"/>
      <text:p text:style-name="P1"><text:span text:style-name="T1"><text:tab/>CARLA simulators was used for collecting the dataset, where the main components of the dataset include different camera views like center, right and left , Li-DAR image and GPS image.</text:span></text:p>
      <text:p text:style-name="P1"><text:span text:style-name="T1"/></text:p>
      <text:p text:style-name="P2">Camera images:</text:p>
      <text:p text:style-name="P1"><text:span text:style-name="T1"><text:tab/></text:span><text:span text:style-name="T3">Different view cameras were mounted on the vehicle in the carla simulator. </text:span></text:p>
      <text:p text:style-name="P1"><text:span text:style-name="T3"/></text:p>
      <text:p text:style-name="P1">LIDAR:</text:p>
      <text:p text:style-name="P3"><text:span text:style-name="T2"><text:s/><text:tab/>A LiDAR sensor was mounted on the vehicle in the CARLA simulator which provides a type of 3D data that represents a collection of points in space which is in the form of PCD (point cloud data) files. These PCD files are transformed into 2D images where each images are a 2D representation of the 3D point cloud at a given time, with each pixel corresponding to a point in the cloud.</text:span></text:p>
      <text:p text:style-name="P4"/>
      <text:p text:style-name="P1">GPS image:</text:p>
      <text:p text:style-name="P1"><text:tab/><text:span text:style-name="T1">Record_waypoints script was used to collect the waypoints </text:span><text:span text:style-name="T3">by manually driving in the simulator.</text:span><text:span text:style-name="T1"> </text:span><text:span text:style-name="T3">These waypoints were used to project on to a image which looks similar to navigation map. </text:span></text:p>
      <text:p text:style-name="P2"><text:span text:style-name="T1">The image below represents a sample of GPS image.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3T07:31:23.481000000</meta:creation-date>
    <dc:date>2023-10-13T08:39:33.148000000</dc:date>
    <meta:editing-duration>PT1H8M35S</meta:editing-duration>
    <meta:editing-cycles>3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12" meta:word-count="183" meta:character-count="1079" meta:non-whitespace-character-count="894"/>
  </office:meta>
</office:document-meta>
</file>